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officeooo:rsid="0018f751" officeooo:paragraph-rsid="0018f751"/>
    </style:style>
    <style:style style:name="P2" style:family="paragraph" style:parent-style-name="Standard">
      <style:paragraph-properties fo:text-align="start" style:justify-single-word="false"/>
      <style:text-properties officeooo:rsid="0018f751" officeooo:paragraph-rsid="0018f751"/>
    </style:style>
    <style:style style:name="P3" style:family="paragraph" style:parent-style-name="Standard">
      <style:paragraph-properties fo:text-align="start" style:justify-single-word="false"/>
      <style:text-properties officeooo:rsid="001e6e0d" officeooo:paragraph-rsid="001e6e0d"/>
    </style:style>
    <style:style style:name="P4" style:family="paragraph" style:parent-style-name="Standard" style:list-style-name="L2">
      <style:paragraph-properties fo:text-align="start" style:justify-single-word="false"/>
      <style:text-properties officeooo:rsid="001e6e0d" officeooo:paragraph-rsid="002caf36"/>
    </style:style>
    <style:style style:name="P5" style:family="paragraph" style:parent-style-name="Standard" style:list-style-name="L3">
      <style:paragraph-properties fo:text-align="start" style:justify-single-word="false"/>
      <style:text-properties officeooo:rsid="0024ab43" officeooo:paragraph-rsid="0035f34f"/>
    </style:style>
    <style:style style:name="P6" style:family="paragraph" style:parent-style-name="Standard" style:list-style-name="L3">
      <style:paragraph-properties fo:text-align="start" style:justify-single-word="false"/>
      <style:text-properties officeooo:rsid="00263f11" officeooo:paragraph-rsid="00263f11"/>
    </style:style>
    <style:style style:name="P7" style:family="paragraph" style:parent-style-name="Standard" style:list-style-name="L3">
      <style:paragraph-properties fo:text-align="start" style:justify-single-word="false"/>
      <style:text-properties officeooo:rsid="002807e5" officeooo:paragraph-rsid="002807e5"/>
    </style:style>
    <style:style style:name="P8" style:family="paragraph" style:parent-style-name="Standard" style:list-style-name="L3">
      <style:paragraph-properties fo:text-align="start" style:justify-single-word="false"/>
      <style:text-properties officeooo:rsid="002807e5" officeooo:paragraph-rsid="003d545b"/>
    </style:style>
    <style:style style:name="P9" style:family="paragraph" style:parent-style-name="Standard" style:list-style-name="L3">
      <style:paragraph-properties fo:text-align="start" style:justify-single-word="false"/>
      <style:text-properties officeooo:rsid="00282142" officeooo:paragraph-rsid="00532a62"/>
    </style:style>
    <style:style style:name="P10" style:family="paragraph" style:parent-style-name="Standard">
      <style:paragraph-properties fo:text-align="start" style:justify-single-word="false"/>
      <style:text-properties officeooo:rsid="00282142" officeooo:paragraph-rsid="00282142"/>
    </style:style>
    <style:style style:name="P11" style:family="paragraph" style:parent-style-name="Standard">
      <style:paragraph-properties fo:text-align="start" style:justify-single-word="false"/>
      <style:text-properties officeooo:rsid="00282142" officeooo:paragraph-rsid="005aef2d"/>
    </style:style>
    <style:style style:name="P12" style:family="paragraph" style:parent-style-name="Standard" style:list-style-name="L2">
      <style:paragraph-properties fo:text-align="start" style:justify-single-word="false"/>
      <style:text-properties officeooo:rsid="002e9a9e" officeooo:paragraph-rsid="002e9a9e"/>
    </style:style>
    <style:style style:name="P13" style:family="paragraph" style:parent-style-name="Standard">
      <style:paragraph-properties fo:text-align="start" style:justify-single-word="false"/>
      <style:text-properties officeooo:rsid="002fb6c3" officeooo:paragraph-rsid="002fb6c3"/>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307793" officeooo:paragraph-rsid="00307793"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1e6e0d" officeooo:paragraph-rsid="001e6e0d"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34951b" officeooo:paragraph-rsid="0034951b"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52fede" officeooo:paragraph-rsid="0052fede" style:font-weight-asian="bold" style:font-weight-complex="bold"/>
    </style:style>
    <style:style style:name="P18" style:family="paragraph" style:parent-style-name="Standard" style:list-style-name="L3">
      <style:paragraph-properties fo:text-align="start" style:justify-single-word="false"/>
      <style:text-properties officeooo:rsid="003b6062" officeooo:paragraph-rsid="003b6062"/>
    </style:style>
    <style:style style:name="P19" style:family="paragraph" style:parent-style-name="Standard" style:list-style-name="L3">
      <style:paragraph-properties fo:text-align="start" style:justify-single-word="false"/>
      <style:text-properties officeooo:rsid="003d545b" officeooo:paragraph-rsid="003d545b"/>
    </style:style>
    <style:style style:name="P20" style:family="paragraph" style:parent-style-name="Standard" style:list-style-name="L3">
      <style:paragraph-properties fo:text-align="start" style:justify-single-word="false"/>
      <style:text-properties officeooo:rsid="003f106b" officeooo:paragraph-rsid="003f106b"/>
    </style:style>
    <style:style style:name="P21" style:family="paragraph" style:parent-style-name="Standard" style:list-style-name="L3">
      <style:paragraph-properties fo:text-align="start" style:justify-single-word="false"/>
      <style:text-properties officeooo:rsid="00407f3b" officeooo:paragraph-rsid="00407f3b"/>
    </style:style>
    <style:style style:name="P22" style:family="paragraph" style:parent-style-name="Standard" style:list-style-name="L3">
      <style:paragraph-properties fo:text-align="start" style:justify-single-word="false"/>
      <style:text-properties officeooo:rsid="0043ff73" officeooo:paragraph-rsid="0043ff73"/>
    </style:style>
    <style:style style:name="P23" style:family="paragraph" style:parent-style-name="Standard" style:list-style-name="L3">
      <style:paragraph-properties fo:text-align="start" style:justify-single-word="false"/>
      <style:text-properties officeooo:rsid="0043ff73" officeooo:paragraph-rsid="00494cf9"/>
    </style:style>
    <style:style style:name="P24" style:family="paragraph" style:parent-style-name="Standard" style:list-style-name="L3">
      <style:paragraph-properties fo:text-align="start" style:justify-single-word="false"/>
      <style:text-properties officeooo:rsid="0045be85" officeooo:paragraph-rsid="0045be85"/>
    </style:style>
    <style:style style:name="P25" style:family="paragraph" style:parent-style-name="Standard" style:list-style-name="L3">
      <style:paragraph-properties fo:text-align="start" style:justify-single-word="false"/>
      <style:text-properties officeooo:rsid="004c0f74" officeooo:paragraph-rsid="004c0f74"/>
    </style:style>
    <style:style style:name="P26" style:family="paragraph" style:parent-style-name="Standard" style:list-style-name="L3">
      <style:paragraph-properties fo:text-align="start" style:justify-single-word="false"/>
      <style:text-properties officeooo:rsid="00505306" officeooo:paragraph-rsid="00505306"/>
    </style:style>
    <style:style style:name="P27" style:family="paragraph" style:parent-style-name="Standard" style:list-style-name="L3">
      <style:paragraph-properties fo:text-align="start" style:justify-single-word="false"/>
      <style:text-properties officeooo:rsid="00505306" officeooo:paragraph-rsid="0050bf3a"/>
    </style:style>
    <style:style style:name="P28" style:family="paragraph" style:parent-style-name="Standard" style:list-style-name="L3">
      <style:paragraph-properties fo:text-align="start" style:justify-single-word="false"/>
      <style:text-properties officeooo:rsid="0052b3eb" officeooo:paragraph-rsid="0052b3eb"/>
    </style:style>
    <style:style style:name="P29" style:family="paragraph" style:parent-style-name="Standard" style:list-style-name="L5">
      <style:paragraph-properties fo:text-align="start" style:justify-single-word="false"/>
      <style:text-properties style:text-underline-style="none" fo:font-weight="normal" officeooo:rsid="005de45a" officeooo:paragraph-rsid="005de45a" style:font-weight-asian="normal" style:font-weight-complex="normal"/>
    </style:style>
    <style:style style:name="P30" style:family="paragraph" style:parent-style-name="Standard" style:list-style-name="L5">
      <style:paragraph-properties fo:text-align="start" style:justify-single-word="false"/>
      <style:text-properties style:text-underline-style="none" fo:font-weight="normal" officeooo:rsid="00200c7a" officeooo:paragraph-rsid="005de45a" style:font-weight-asian="normal" style:font-weight-complex="normal"/>
    </style:style>
    <style:style style:name="P31" style:family="paragraph" style:parent-style-name="Standard" style:list-style-name="L5">
      <style:paragraph-properties fo:text-align="start" style:justify-single-word="false"/>
      <style:text-properties style:text-underline-style="none" fo:font-weight="normal" officeooo:rsid="005e36df" officeooo:paragraph-rsid="005e36df" style:font-weight-asian="normal" style:font-weight-complex="normal"/>
    </style:style>
    <style:style style:name="P32" style:family="paragraph" style:parent-style-name="Standard" style:list-style-name="L5">
      <style:paragraph-properties fo:text-align="start" style:justify-single-word="false"/>
      <style:text-properties style:text-underline-style="none" fo:font-weight="normal" officeooo:rsid="00635048" officeooo:paragraph-rsid="00635048" style:font-weight-asian="normal" style:font-weight-complex="normal"/>
    </style:style>
    <style:style style:name="P33" style:family="paragraph" style:parent-style-name="Standard" style:list-style-name="L5">
      <style:paragraph-properties fo:text-align="start" style:justify-single-word="false"/>
      <style:text-properties style:text-underline-style="none" fo:font-weight="normal" officeooo:rsid="0064642c" officeooo:paragraph-rsid="0064642c" style:font-weight-asian="normal" style:font-weight-complex="normal"/>
    </style:style>
    <style:style style:name="P34" style:family="paragraph" style:parent-style-name="Standard" style:list-style-name="L5">
      <style:text-properties officeooo:rsid="00200c7a" officeooo:paragraph-rsid="005de45a"/>
    </style:style>
    <style:style style:name="T1" style:family="text">
      <style:text-properties officeooo:rsid="0018f7e1"/>
    </style:style>
    <style:style style:name="T2" style:family="text">
      <style:text-properties officeooo:rsid="0027feed"/>
    </style:style>
    <style:style style:name="T3" style:family="text">
      <style:text-properties officeooo:rsid="002afd7d"/>
    </style:style>
    <style:style style:name="T4" style:family="text">
      <style:text-properties officeooo:rsid="002caf36"/>
    </style:style>
    <style:style style:name="T5" style:family="text">
      <style:text-properties officeooo:rsid="002e9a9e"/>
    </style:style>
    <style:style style:name="T6" style:family="text">
      <style:text-properties officeooo:rsid="002f1a34"/>
    </style:style>
    <style:style style:name="T7" style:family="text">
      <style:text-properties officeooo:rsid="0030ceb3"/>
    </style:style>
    <style:style style:name="T8" style:family="text">
      <style:text-properties officeooo:rsid="00318d60"/>
    </style:style>
    <style:style style:name="T9" style:family="text">
      <style:text-properties officeooo:rsid="0035f34f"/>
    </style:style>
    <style:style style:name="T10" style:family="text">
      <style:text-properties officeooo:rsid="0037a010"/>
    </style:style>
    <style:style style:name="T11" style:family="text">
      <style:text-properties officeooo:rsid="003c08f3"/>
    </style:style>
    <style:style style:name="T12" style:family="text">
      <style:text-properties officeooo:rsid="003ef011"/>
    </style:style>
    <style:style style:name="T13" style:family="text">
      <style:text-properties officeooo:rsid="003fcd78"/>
    </style:style>
    <style:style style:name="T14" style:family="text">
      <style:text-properties officeooo:rsid="0045ea34"/>
    </style:style>
    <style:style style:name="T15" style:family="text">
      <style:text-properties officeooo:rsid="0047507e"/>
    </style:style>
    <style:style style:name="T16" style:family="text">
      <style:text-properties officeooo:rsid="0048c3cd"/>
    </style:style>
    <style:style style:name="T17" style:family="text">
      <style:text-properties officeooo:rsid="004ae27d"/>
    </style:style>
    <style:style style:name="T18" style:family="text">
      <style:text-properties officeooo:rsid="004ae931"/>
    </style:style>
    <style:style style:name="T19" style:family="text">
      <style:text-properties officeooo:rsid="004c8bf9"/>
    </style:style>
    <style:style style:name="T20" style:family="text">
      <style:text-properties officeooo:rsid="004e6124"/>
    </style:style>
    <style:style style:name="T21" style:family="text">
      <style:text-properties officeooo:rsid="0050bf3a"/>
    </style:style>
    <style:style style:name="T22" style:family="text">
      <style:text-properties style:text-underline-style="none" officeooo:rsid="0050bf3a"/>
    </style:style>
    <style:style style:name="T23" style:family="text">
      <style:text-properties officeooo:rsid="0052fede"/>
    </style:style>
    <style:style style:name="T24" style:family="text">
      <style:text-properties officeooo:rsid="0056de6c"/>
    </style:style>
    <style:style style:name="T25" style:family="text">
      <style:text-properties officeooo:rsid="0059e892"/>
    </style:style>
    <style:style style:name="T26" style:family="text">
      <style:text-properties officeooo:rsid="003978ba"/>
    </style:style>
    <style:style style:name="T27" style:family="text">
      <style:text-properties officeooo:rsid="005f7ed7"/>
    </style:style>
    <style:style style:name="T28" style:family="text">
      <style:text-properties officeooo:rsid="005f8e04"/>
    </style:style>
    <style:style style:name="T29" style:family="text">
      <style:text-properties officeooo:rsid="0064642c"/>
    </style:style>
    <style:style style:name="T30" style:family="text">
      <style:text-properties officeooo:rsid="0065449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text:span>GEM-TPC Project: <text:span text:style-name="T1">The Big Picture</text:span></text:p>
      <text:p text:style-name="P1">Dennis Feng</text:p>
      <text:p text:style-name="P2"/>
      <text:p text:style-name="P14">Flow:</text:p>
      <text:p text:style-name="P13">TPC → <text:span text:style-name="T8">FE-I4 pixel c</text:span>hip → USBPix → Pybar <text:span text:style-name="T7">(DAQ software)</text:span>→ Homemade scripts</text:p>
      <text:p text:style-name="P3"/>
      <text:p text:style-name="P15">TPC, <text:span text:style-name="T4">FE-I4 Pixel Chip, USBPix</text:span></text:p>
      <text:list xml:id="list8866893761250301767" text:style-name="L2">
        <text:list-item>
          <text:p text:style-name="P4"><text:span text:style-name="T5">How the </text:span>TPC <text:span text:style-name="T4">works</text:span></text:p>
        </text:list-item>
        <text:list-item>
          <text:p text:style-name="P4"><text:span text:style-name="T5">How the p</text:span>ixel chip collects data</text:p>
        </text:list-item>
        <text:list-item>
          <text:p text:style-name="P12">USBPix: <text:span text:style-name="T6">connects pybar with the chip</text:span></text:p>
        </text:list-item>
      </text:list>
      <text:p text:style-name="P3"/>
      <text:p text:style-name="P16">Pybar</text:p>
      <text:list xml:id="list6370587646153910386" text:style-name="L3">
        <text:list-item>
          <text:p text:style-name="P5"><text:span text:style-name="T9">Organization of folders</text:span></text:p>
          <text:list>
            <text:list-item>
              <text:p text:style-name="P5">Main pybar folder <text:span text:style-name="T9">location</text:span>: /home/pixel/pybar/pybar_github/pybar</text:p>
            </text:list-item>
            <text:list-item>
              <text:p text:style-name="P6">In the main pybar folder, the 3 folders you will use most often are scans, module_1, <text:span text:style-name="T10">and</text:span> homemade_scripts</text:p>
              <text:list>
                <text:list-item>
                  <text:p text:style-name="P6">scans: PyBAR scripts for tuning and scanning</text:p>
                </text:list-item>
                <text:list-item>
                  <text:p text:style-name="P6">module_1: data that gets outputted from the tunes and scans</text:p>
                </text:list-item>
                <text:list-item>
                  <text:p text:style-name="P6">homemade_scripts: <text:span text:style-name="T2">data analysis scripts that you will make</text:span></text:p>
                </text:list-item>
              </text:list>
            </text:list-item>
            <text:list-item>
              <text:p text:style-name="P18"><text:span text:style-name="T12">Note: </text:span>I used GitHub to backup my files; <text:span text:style-name="T11">the main pybar folder was my git repository</text:span></text:p>
            </text:list-item>
          </text:list>
        </text:list-item>
        <text:list-item>
          <text:p text:style-name="P19">scans folder</text:p>
          <text:list>
            <text:list-item>
              <text:p text:style-name="P20">The 2 types of actions you can do on the chip are tunes and scans.</text:p>
            </text:list-item>
            <text:list-item>
              <text:p text:style-name="P20">“Tuning the chip” means to “<text:span text:style-name="T13">tune”</text:span> <text:span text:style-name="T13">all the pixels of the chip to have the same threshold and give the same ToT reading for a given charge. </text:span></text:p>
              <text:list>
                <text:list-item>
                  <text:p text:style-name="P23">Run tune_fei4.py <text:span text:style-name="T16">with the parameters target_threshold, target_charge, and target_tot set to the optimal values for our experiment. We want target_threshold = 60, target_charge = 375, and target_tot = 9.</text:span></text:p>
                </text:list-item>
                <text:list-item>
                  <text:p text:style-name="P22"><text:span text:style-name="T17">Once the tune is finished, </text:span>in /home/pixel/pybar/pybar_github/pybar/configuration.yaml, change the fe_configuration to the h5 file number of the <text:span text:style-name="T18">newly finished </text:span>tun<text:span text:style-name="T17">e.</text:span></text:p>
                </text:list-item>
              </text:list>
            </text:list-item>
            <text:list-item>
              <text:p text:style-name="P21">Running a scan on the chip means to scan for data</text:p>
              <text:list>
                <text:list-item>
                  <text:p text:style-name="P24">We mainly only use scan_ext_trigger_stop_mode.py, because it allows us to <text:span text:style-name="T14">take</text:span> events of 256 time bins <text:span text:style-name="T15">each </text:span>(instead of the usual 16 time bins).</text:p>
                </text:list-item>
                <text:list-item>
                  <text:p text:style-name="P25">Run the stop mode scan with the parameters <text:span text:style-name="T19">trigger_latency = 10, trigger_delay = 180, and bcid_window = 255, which are the optimal values. Also, have</text:span> scan_timeout and max triggers set <text:span text:style-name="T20">to what you want.</text:span></text:p>
                </text:list-item>
              </text:list>
            </text:list-item>
          </text:list>
        </text:list-item>
        <text:list-item>
          <text:p text:style-name="P20">module_1 folder</text:p>
          <text:list>
            <text:list-item>
              <text:p text:style-name="P26">For each stop mode scan you run, 3 data files get outputted: a .pdf, an _interpreted.h5, and an .h5 file.</text:p>
              <text:list>
                <text:list-item>
                  <text:p text:style-name="P27">.pdf: <text:span text:style-name="T21">gives you visual graphs and histograms to give you a quick idea of the data of the scan</text:span></text:p>
                </text:list-item>
                <text:list-item>
                  <text:p text:style-name="P27"><text:span text:style-name="T22">_interpreted.h5: the h5 file with the Hits table (the table with the data for every single time a pixel fired). This is the file that the homemade scripts read from</text:span></text:p>
                </text:list-item>
                <text:list-item>
                  <text:p text:style-name="P27"><text:span text:style-name="T22">.h5: the raw data file that pybar uses. Pybar uses this file and converts it into the _interpreted.h5 file. We don't use this .h5 file in our data analysis.</text:span></text:p>
                </text:list-item>
              </text:list>
            </text:list-item>
          </text:list>
        </text:list-item>
        <text:list-item>
          <text:p text:style-name="P20">homemade_scripts folder</text:p>
          <text:list>
            <text:list-item>
              <text:p text:style-name="P28">I'll get into more detail about this in the next section, titled “Homemade scripts”</text:p>
            </text:list-item>
          </text:list>
        </text:list-item>
        <text:list-item>
          <text:p text:style-name="P8">General procedure for gathering data</text:p>
          <text:list>
            <text:list-item>
              <text:p text:style-name="P7"><text:span text:style-name="T23">T</text:span>urn on HV for TPC, turn on little power supplies for the USBPix and pixel chip</text:p>
            </text:list-item>
            <text:list-item>
              <text:p text:style-name="P9"><text:span text:style-name="T24">Next, run the scan. Normally, you would do this by typing in “python </text:span><text:soft-page-break/><text:span text:style-name="T24">scan_ext_trigger_stop_mode.py”). However, I made a bash script called “automate_scans.sh” in the homemade_scripts folder, which will do as many stop mode scans as you want, one after the other. So instead, you would type “bash automate_scans.sh”.</text:span></text:p>
            </text:list-item>
          </text:list>
        </text:list-item>
      </text:list>
      <text:p text:style-name="P10"><text:tab/>Now you will have the data files in module_1 folder! You get a quick visual <text:span text:style-name="T25">idea of the data</text:span> of <text:tab/>scan<text:span text:style-name="T25">s</text:span> by opening up the .pdf file<text:span text:style-name="T25">s</text:span>.</text:p>
      <text:p text:style-name="P10"/>
      <text:p text:style-name="P17">Homemade scripts</text:p>
      <text:list xml:id="list9122327480907225169" text:style-name="L5">
        <text:list-item>
          <text:p text:style-name="P29">The important files from this folder are the following:</text:p>
          <text:list>
            <text:list-header>
              <text:p text:style-name="P34">run_extra_info.txt <text:s text:c="33"/>- <text:span text:style-name="T26">self-</text:span>recording info </text:p>
              <text:p text:style-name="P34">aggregate_data_info.txt <text:s text:c="24"/>- <text:span text:style-name="T26">self-</text:span>recording info </text:p>
              <text:p text:style-name="P34">automate_scans.sh </text:p>
              <text:p text:style-name="P34">scan_ext_trigger_stop_mode.py <text:s text:c="11"/></text:p>
              <text:p text:style-name="P34">convert_h5_to_Hits.py <text:s text:c="26"/>- converting file </text:p>
              <text:p text:style-name="P34">convert_Hits_to_EventsCR.cpp <text:s text:c="12"/>- converting file </text:p>
              <text:p text:style-name="P34">aggregate_Hits_and_EventsCR.cpp <text:s text:c="6"/>- converting file </text:p>
              <text:p text:style-name="P34">view_individual_events.cpp <text:s text:c="18"/>- <text:span text:style-name="T27">data analysis </text:span></text:p>
              <text:p text:style-name="P30">view_all_events.cpp <text:s text:c="30"/>- <text:span text:style-name="T27">data analysis</text:span></text:p>
            </text:list-header>
          </text:list>
        </text:list-item>
        <text:list-item>
          <text:p text:style-name="P31">“self-recording info” files: <text:span text:style-name="T27">these files are not read by any of the scripts; they are just for you to read, so you can put it in whatever format you want. These are just for recording the info of each scan.</text:span></text:p>
        </text:list-item>
        <text:list-item>
          <text:p text:style-name="P31">“<text:span text:style-name="T27">converting file” files: these read in the data from certain files and create new files, such as the Hits or EventsCR files. These Hits and EventsCR files are read by the data analysis scripts.</text:span></text:p>
        </text:list-item>
        <text:list-item>
          <text:p text:style-name="P31">“<text:span text:style-name="T28">data analysis” scripts: these read Hits and EventsCR files and output histograms/graphs/distributions for you to look at.</text:span></text:p>
        </text:list-item>
        <text:list-item>
          <text:p text:style-name="P32">General procedure for <text:span text:style-name="T29">converting and analyzing data</text:span></text:p>
          <text:list>
            <text:list-item>
              <text:p text:style-name="P32">…</text:p>
            </text:list-item>
          </text:list>
        </text:list-item>
        <text:list-item>
          <text:p text:style-name="P33">General procedure for <text:span text:style-name="T30">editing/</text:span>adding to the scripts</text:p>
          <text:list>
            <text:list-item>
              <text:p text:style-name="P33">…</text:p>
            </text:list-item>
          </text:list>
          <text:p text:style-name="P3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0:21:13.302356447</meta:creation-date>
    <dc:date>2015-09-17T14:15:51.500823952</dc:date>
    <meta:editing-duration>P1DT3H51M59S</meta:editing-duration>
    <meta:editing-cycles>79</meta:editing-cycles>
    <meta:generator>LibreOffice/4.2.8.2$Linux_X86_64 LibreOffice_project/420$Build-2</meta:generator>
    <meta:document-statistic meta:table-count="0" meta:image-count="0" meta:object-count="0" meta:page-count="2" meta:paragraph-count="53" meta:word-count="669" meta:character-count="4135" meta:non-whitespace-character-count="3384"/>
  </office:meta>
</office:document-meta>
</file>